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itle">
      <style:text-properties fo:language="en" fo:country="US" officeooo:rsid="0014a3f5" officeooo:paragraph-rsid="0014a3f5"/>
    </style:style>
    <style:style style:name="P2" style:family="paragraph" style:parent-style-name="Text_20_body">
      <style:text-properties officeooo:paragraph-rsid="0014a3f5"/>
    </style:style>
    <style:style style:name="P3" style:family="paragraph" style:parent-style-name="Text_20_body">
      <style:text-properties officeooo:paragraph-rsid="001667ed"/>
    </style:style>
    <style:style style:name="P4" style:family="paragraph" style:parent-style-name="Text_20_body">
      <style:text-properties fo:language="en" fo:country="US" officeooo:paragraph-rsid="0014a3f5"/>
    </style:style>
    <style:style style:name="P5" style:family="paragraph" style:parent-style-name="Text_20_body">
      <style:text-properties fo:language="en" fo:country="US" officeooo:rsid="001667ed" officeooo:paragraph-rsid="001667ed"/>
    </style:style>
    <style:style style:name="P6" style:family="paragraph" style:parent-style-name="Text_20_body">
      <style:text-properties fo:language="en" fo:country="US" officeooo:rsid="00183550" officeooo:paragraph-rsid="00183550"/>
    </style:style>
    <style:style style:name="P7" style:family="paragraph" style:parent-style-name="Text_20_body">
      <style:text-properties fo:language="en" fo:country="US" officeooo:rsid="00183550" officeooo:paragraph-rsid="00200f9e"/>
    </style:style>
    <style:style style:name="P8" style:family="paragraph" style:parent-style-name="Text_20_body">
      <style:text-properties fo:language="en" fo:country="US" officeooo:rsid="001ca688" officeooo:paragraph-rsid="001ca688"/>
    </style:style>
    <style:style style:name="P9" style:family="paragraph" style:parent-style-name="Text_20_body">
      <style:text-properties fo:language="en" fo:country="US" officeooo:rsid="00200f9e" officeooo:paragraph-rsid="00200f9e"/>
    </style:style>
    <style:style style:name="P10" style:family="paragraph" style:parent-style-name="Text_20_body">
      <style:text-properties fo:language="en" fo:country="US" officeooo:rsid="00224d31" officeooo:paragraph-rsid="00224d31"/>
    </style:style>
    <style:style style:name="P11" style:family="paragraph" style:parent-style-name="Text_20_body">
      <style:text-properties officeooo:rsid="001a6b89" officeooo:paragraph-rsid="001a6b89"/>
    </style:style>
    <style:style style:name="P12" style:family="paragraph" style:parent-style-name="Text_20_body">
      <style:text-properties officeooo:rsid="001ca688" officeooo:paragraph-rsid="001ca688"/>
    </style:style>
    <style:style style:name="P13" style:family="paragraph" style:parent-style-name="Text_20_body" style:list-style-name="L1">
      <style:text-properties fo:language="en" fo:country="US" officeooo:rsid="001667ed" officeooo:paragraph-rsid="001667ed"/>
    </style:style>
    <style:style style:name="P14" style:family="paragraph" style:parent-style-name="Text_20_body">
      <style:text-properties officeooo:paragraph-rsid="0014a3f5"/>
    </style:style>
    <style:style style:name="P15" style:family="paragraph" style:parent-style-name="Text_20_body">
      <style:text-properties officeooo:rsid="0026be2e" officeooo:paragraph-rsid="0026be2e"/>
    </style:style>
    <style:style style:name="P16" style:family="paragraph" style:parent-style-name="Heading_20_2">
      <style:text-properties fo:language="en" fo:country="US" officeooo:rsid="0014a3f5" officeooo:paragraph-rsid="0014a3f5"/>
    </style:style>
    <style:style style:name="P17" style:family="paragraph" style:parent-style-name="Heading_20_1">
      <style:text-properties fo:language="en" fo:country="US"/>
    </style:style>
    <style:style style:name="P18" style:family="paragraph" style:parent-style-name="Heading_20_1">
      <style:text-properties fo:language="en" fo:country="US" officeooo:rsid="0014a3f5" officeooo:paragraph-rsid="0014a3f5"/>
    </style:style>
    <style:style style:name="P19" style:family="paragraph" style:parent-style-name="Heading_20_1">
      <style:text-properties fo:language="en" fo:country="US" officeooo:rsid="001667ed" officeooo:paragraph-rsid="001667e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language="en" fo:country="US"/>
    </style:style>
    <style:style style:name="T3" style:family="text">
      <style:text-properties fo:language="en" fo:country="US" officeooo:rsid="0014a3f5"/>
    </style:style>
    <style:style style:name="T4" style:family="text">
      <style:text-properties fo:language="en" fo:country="US" fo:font-style="italic" officeooo:rsid="0014a3f5" style:font-style-asian="italic" style:font-style-complex="italic"/>
    </style:style>
    <style:style style:name="T5" style:family="text">
      <style:text-properties fo:language="en" fo:country="US" officeooo:rsid="001667ed"/>
    </style:style>
    <style:style style:name="T6" style:family="text">
      <style:text-properties fo:language="en" fo:country="US" officeooo:rsid="001ca688"/>
    </style:style>
    <style:style style:name="T7" style:family="text">
      <style:text-properties fo:language="en" fo:country="US" style:text-underline-style="solid" style:text-underline-width="auto" style:text-underline-color="font-color"/>
    </style:style>
    <style:style style:name="T8" style:family="text">
      <style:text-properties fo:language="en" fo:country="US" style:text-underline-style="solid" style:text-underline-width="auto" style:text-underline-color="font-color" fo:font-weight="bold" style:font-weight-asian="bold" style:font-weight-complex="bold"/>
    </style:style>
    <style:style style:name="T9" style:family="text">
      <style:text-properties officeooo:rsid="001937e7"/>
    </style:style>
    <style:style style:name="T10" style:family="text">
      <style:text-properties officeooo:rsid="001d7112"/>
    </style:style>
    <style:style style:name="T11" style:family="text">
      <style:text-properties officeooo:rsid="00200f9e"/>
    </style:style>
    <style:style style:name="T12" style:family="text">
      <style:text-properties officeooo:rsid="0020db13"/>
    </style:style>
    <style:style style:name="T13" style:family="text">
      <style:text-properties officeooo:rsid="00224d31"/>
    </style:style>
    <style:style style:name="T14" style:family="text">
      <style:text-properties officeooo:rsid="002590e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ap machine project</text:p>
      <text:h text:style-name="P18" text:outline-level="1">Links / models</text:h>
      <text:h text:style-name="P16" text:outline-level="2">On Github</text:h>
      <text:p text:style-name="P2"><text:a xlink:type="simple" xlink:href="https://github.com/ShyWarrior/Py_Rap_Generator" text:style-name="Internet_20_link" text:visited-style-name="Visited_20_Internet_20_Link"><text:span text:style-name="T2">https://github.com/ShyWarrior/Py_Rap_Generator</text:span></text:a><text:span text:style-name="T2"> : </text:span><text:span text:style-name="T3">a project made around some lyrics by Eminem</text:span></text:p>
      <text:p text:style-name="P2"><text:a xlink:type="simple" xlink:href="https://github.com/raghavgupta0296/eminemWithin/blob/master/README.md" text:style-name="Internet_20_link" text:visited-style-name="Visited_20_Internet_20_Link"><text:span text:style-name="T3">https://github.com/raghavgupta0296/eminemWithin/blob/master/README.md</text:span></text:a><text:span text:style-name="T3"> </text:span><text:span text:style-name="T5">: also around Eminem</text:span></text:p>
      <text:p text:style-name="P2"><text:a xlink:type="simple" xlink:href="https://github.com/alxiang/lstm-rap-generation/blob/master/README.md" text:style-name="Internet_20_link" text:visited-style-name="Visited_20_Internet_20_Link"><text:span text:style-name="T2">https://github.com/alxiang/lstm-rap-generation/blob/master/README.md</text:span></text:a></text:p>
      <text:p text:style-name="P2"><text:a xlink:type="simple" xlink:href="https://github.com/louismullie/emcee" text:style-name="Internet_20_link" text:visited-style-name="Visited_20_Internet_20_Link"><text:span text:style-name="T2">https://github.com/louismullie/emcee</text:span></text:a><text:span text:style-name="T2"> : </text:span><text:span text:style-name="T3">with a hundred of different lyrics from different artists</text:span></text:p>
      <text:p text:style-name="P4"><text:a xlink:type="simple" xlink:href="https://github.com/shivamzaz/HIdden-markov-model" text:style-name="Internet_20_link" text:visited-style-name="Visited_20_Internet_20_Link">https://github.com/shivamzaz/HIdden-markov-model</text:a></text:p>
      <text:p text:style-name="P4"><text:a xlink:type="simple" xlink:href="https://github.com/llSourcell/Rap_Lyric_Generator" text:style-name="Internet_20_link" text:visited-style-name="Visited_20_Internet_20_Link">https://github.com/llSourcell/Rap_Lyric_Generator</text:a> : <text:span text:style-name="T9">on the same model than the previous one but a bit more sophisticated</text:span></text:p>
      <text:p text:style-name="P4"><text:a xlink:type="simple" xlink:href="https://github.com/ad1m/lil_neural_net" text:style-name="Internet_20_link" text:visited-style-name="Visited_20_Internet_20_Link">https://github.com/ad1m/lil_neural_net</text:a></text:p>
      <text:p text:style-name="P4"><text:a xlink:type="simple" xlink:href="https://github.com/srg9000/NLP_project_rap_lyrics_generation" text:style-name="Internet_20_link" text:visited-style-name="Visited_20_Internet_20_Link">https://github.com/srg9000/NLP_project_rap_lyrics_generation</text:a> : <text:span text:style-name="T9">a project that the teacher of Linguistics will appreciate, because it is close from what we have to work on</text:span></text:p>
      <text:p text:style-name="P4"><text:a xlink:type="simple" xlink:href="https://github.com/ccampell/RapBot" text:style-name="Internet_20_link" text:visited-style-name="Visited_20_Internet_20_Link">https://github.com/ccampell/RapBot</text:a> : <text:span text:style-name="T9">very close from what I suggested to do below</text:span></text:p>
      <text:p text:style-name="P4"><text:a xlink:type="simple" xlink:href="https://github.com/robbiebarrat/rapping-neural-network" text:style-name="Internet_20_link" text:visited-style-name="Visited_20_Internet_20_Link">https://github.com/robbiebarrat/rapping-neural-network</text:a> : <text:span text:style-name="T9">around Kanye West’s texts</text:span></text:p>
      <text:p text:style-name="P4"><text:a xlink:type="simple" xlink:href="https://github.com/KSafran/b_rabbit_ai" text:style-name="Internet_20_link" text:visited-style-name="Visited_20_Internet_20_Link">https://github.com/KSafran/b_rabbit_ai</text:a></text:p>
      <text:h text:style-name="P17" text:outline-level="1">Articles</text:h>
      <text:p text:style-name="P5">Greg Surma, Text Predictor - Generating Rap Lyrics, <text:span text:style-name="T1">Towards Data Sciences</text:span>, Oct 22 2018, <text:a xlink:type="simple" xlink:href="https://towardsdatascience.com/text-predictor-generating-rap-lyrics-with-recurrent-neural-networks-lstms-c3a1acbbda79" text:style-name="Internet_20_link" text:visited-style-name="Visited_20_Internet_20_Link">https://towardsdatascience.com/text-predictor-generating-rap-lyrics-with-recurrent-neural-networks-lstms-c3a1acbbda79</text:a></text:p>
      <text:p text:style-name="P5">François Paupier, How to build and deploy a lyrics generation model — framework agnostic,<text:span text:style-name="T1">Towards Data Sciences,</text:span> Sept 9 2018, <text:s/><text:a xlink:type="simple" xlink:href="https://towardsdatascience.com/how-to-build-and-deploy-a-lyrics-generation-model-framework-agnostic-589f3026fd53" text:style-name="Internet_20_link" text:visited-style-name="Visited_20_Internet_20_Link">https://towardsdatascience.com/how-to-build-and-deploy-a-lyrics-generation-model-framework-agnostic-589f3026fd53</text:a> : <text:s/><text:span text:style-name="T10">he posted some links on GitHub to explain his way of working : </text:span></text:p>
      <text:list xml:id="list2037677704" text:style-name="L1">
        <text:list-item>
          <text:p text:style-name="P13"><text:a xlink:type="simple" xlink:href="https://github.com/cyrilou242/RapLyrics-Back" text:style-name="Internet_20_link" text:visited-style-name="Visited_20_Internet_20_Link">https://github.com/cyrilou242/RapLyrics-Back</text:a></text:p>
        </text:list-item>
        <text:list-item>
          <text:p text:style-name="P13"><text:a xlink:type="simple" xlink:href="https://github.com/fpaupier/RapLyrics-Front" text:style-name="Internet_20_link" text:visited-style-name="Visited_20_Internet_20_Link">https://github.com/fpaupier/RapLyrics-Front</text:a></text:p>
        </text:list-item>
        <text:list-item>
          <text:p text:style-name="P13"><text:a xlink:type="simple" xlink:href="https://github.com/fpaupier/RapLyrics-Scraper" text:style-name="Internet_20_link" text:visited-style-name="Visited_20_Internet_20_Link">https://github.com/fpaupier/RapLyrics-Scraper</text:a></text:p>
        </text:list-item>
      </text:list>
      <text:p text:style-name="P2"><text:span text:style-name="T3">Ruslan Nikolaev, Generating Drake Rap Lyrics using Language Models and LSTMs,</text:span><text:span text:style-name="T4"> Towards Data Sciences</text:span><text:span text:style-name="T3">, Apr 9 2018, </text:span><text:a xlink:type="simple" xlink:href="https://towardsdatascience.com/generating-drake-rap-lyrics-using-language-models-and-lstms-8725d71b1b12" text:style-name="Internet_20_link" text:visited-style-name="Visited_20_Internet_20_Link"><text:span text:style-name="T2">https://towardsdatascience.com/generating-drake-rap-lyrics-using-language-models-and-lstms-8725d71b1b12</text:span></text:a></text:p>
      <text:p text:style-name="P15"><text:soft-page-break/><text:span text:style-name="T2">He says in his document a thing that could very useful as a starting point : The premise of a “Language Model is to learn </text:span><text:span text:style-name="T8">how sentences are built in some body of text</text:span><text:span text:style-name="T2"> and use that knowledge to generate new content”.</text:span></text:p>
      <text:p text:style-name="P15"><text:span text:style-name="T2">He explains how he scraped Drake’s lyrics with the article made by Justin Yek : </text:span><text:a xlink:type="simple" xlink:href="https://www.freecodecamp.org/news/how-to-scrape-websites-with-python-and-beautifulsoup-5946935d93fe/" text:style-name="Internet_20_link" text:visited-style-name="Visited_20_Internet_20_Link"><text:span text:style-name="T2">https://www.freecodecamp.org/news/how-to-scrape-websites-with-python-and-beautifulsoup-5946935d93fe/</text:span></text:a></text:p>
      <text:p text:style-name="P15"><text:span text:style-name="T2"/></text:p>
      <text:h text:style-name="Heading_20_1" text:outline-level="1">Official researches</text:h>
      <text:p text:style-name="P11"><text:a xlink:type="simple" xlink:href="https://ieeexplore.ieee.org/abstract/document/5495140" text:style-name="Internet_20_link" text:visited-style-name="Visited_20_Internet_20_Link"><text:span text:style-name="T2">https://ieeexplore.ieee.org/abstract/document/5495140</text:span></text:a><text:span text:style-name="T2"> : on the Hidden Markov Models which is several times evoked on GitHub works</text:span></text:p>
      <text:p text:style-name="P11"><text:span text:style-name="T2">Text Analysis and Word Pronunciation in Text-to-Speech Synthesis, </text:span><text:a xlink:type="simple" xlink:href="https://www.researchgate.net/profile/Mark_Liberman2/publication/230876257_Text_Analysis_and_Word_Pronunciation_in_Text-to-Speech_Synthesis/links/56550e3508ae1ef9297700a4.pdf" text:style-name="Internet_20_link" text:visited-style-name="Visited_20_Internet_20_Link"><text:span text:style-name="T2">https://www.researchgate.net/profile/Mark_Liberman2/publication/230876257_Text_Analysis_and_Word_Pronunciation_in_Text-to-Speech_Synthesis/links/56550e3508ae1ef9297700a4.pdf</text:span></text:a></text:p>
      <text:p text:style-name="P11"><text:span text:style-name="T2">GhostWriter: Using an LSTM for Automatic Rap Lyric Generation <text:s/></text:span><text:a xlink:type="simple" xlink:href="https://www.aclweb.org/anthology/D15-1221.pdf" text:style-name="Internet_20_link" text:visited-style-name="Visited_20_Internet_20_Link"><text:span text:style-name="T2">https://www.aclweb.org/anthology/D15-1221.pdf</text:span></text:a></text:p>
      <text:p text:style-name="P11"><text:span text:style-name="T2">Automatic generation of poetry: an overview : </text:span><text:a xlink:type="simple" xlink:href="https://www.researchgate.net/profile/Hugo_Goncalo_Oliveira/publication/228610670_Automatic_generation_of_poetry_an_overview/links/00b7d517eea41271af000000.pdf" text:style-name="Internet_20_link" text:visited-style-name="Visited_20_Internet_20_Link"><text:span text:style-name="T2">https://www.researchgate.net/profile/Hugo_Goncalo_Oliveira/publication/228610670_Automatic_generation_of_poetry_an_overview/links/00b7d517eea41271af000000.pdf</text:span></text:a></text:p>
      <text:p text:style-name="P11"><text:a xlink:type="simple" xlink:href="https://dl.acm.org/citation.cfm?id=2939679" text:style-name="Internet_20_link" text:visited-style-name="Visited_20_Internet_20_Link"><text:span text:style-name="T2">https://dl.acm.org/citation.cfm?id=2939679</text:span></text:a><text:span text:style-name="T2"> : <text:s/></text:span><text:span text:style-name="T6">A study made around a rap lyrics generation method, which “develop[s] a prediction model to identify the next line of existing lyrics from a set of candidate next lines”</text:span></text:p>
      <text:p text:style-name="P12"><text:span text:style-name="T2">Applied Text Generation : </text:span><text:a xlink:type="simple" xlink:href="https://www.aclweb.org/anthology/A92-1006.pdf" text:style-name="Internet_20_link" text:visited-style-name="Visited_20_Internet_20_Link"><text:span text:style-name="T2">https://www.aclweb.org/anthology/A92-1006.pdf</text:span></text:a></text:p>
      <text:h text:style-name="P19" text:outline-level="1">Websites with automatic rap generation text</text:h>
      <text:p text:style-name="P3"><text:a xlink:type="simple" xlink:href="https://www.song-lyrics-generator.org.uk/rap/" text:style-name="Internet_20_link" text:visited-style-name="Visited_20_Internet_20_Link"><text:span text:style-name="T2">https://www.song-lyrics-generator.org.uk/rap/</text:span></text:a></text:p>
      <text:p text:style-name="P3"><text:a xlink:type="simple" xlink:href="http://deepbeat.org/" text:style-name="Internet_20_link" text:visited-style-name="Visited_20_Internet_20_Link"><text:span text:style-name="T2">http://deepbeat.org/</text:span></text:a></text:p>
      <text:p text:style-name="P7">What I propose it to use the CMU Pronouncing Dictionary <text:span text:style-name="T11">(IPA Library; </text:span><text:a xlink:type="simple" xlink:href="http://www.speech.cs.cmu.edu/cgi-bin/cmudict" text:style-name="Internet_20_link" text:visited-style-name="Visited_20_Internet_20_Link"><text:span text:style-name="T11">http://www.speech.cs.cmu.edu/cgi-bin/cmudict</text:span></text:a><text:span text:style-name="T11">)</text:span> an an open-source pronouncing dictionary for the pronunciation of words. + for the generation of text, we focus ourselves around the work of 1 to 3 big rappers, on which work had not been made. Ex : Jay-Z, André 3000, 2Pac… If it is a rap generation of text, it has something to do with rhymes : the work can be structured around rhymes and pronunciation of words. </text:p>
      <text:p text:style-name="P6">Then, we can also refer to work that have been made on poetry generation. <text:span text:style-name="T9">Cf </text:span><text:a xlink:type="simple" xlink:href="https://github.com/search?l=Python&amp;q=poetry+generation&amp;type=Repositories" text:style-name="Internet_20_link" text:visited-style-name="Visited_20_Internet_20_Link"><text:span text:style-name="T9">https://github.com/search?l=Python&amp;q=poetry+generation&amp;type=Repositories</text:span></text:a><text:span text:style-name="T9"> and </text:span><text:a xlink:type="simple" xlink:href="https://scholar.google.com/scholar?hl=fr&amp;as_sdt=0%2C5&amp;q=poetry+and+text+generation&amp;btnG" text:style-name="Internet_20_link" text:visited-style-name="Visited_20_Internet_20_Link"><text:span text:style-name="T9">https://scholar.google.com/scholar?hl=fr&amp;as_sdt=0%2C5&amp;q=poetry+and+text+generation&amp;btnG</text:span></text:a></text:p>
      <text:p text:style-name="P8"><text:a xlink:type="simple" xlink:href="https://www.youtube.com/watch?v=W0pdPNh86H0" text:style-name="Internet_20_link" text:visited-style-name="Visited_20_Internet_20_Link">https://www.youtube.com/watch?v=W0pdPNh86H0</text:a> : <text:span text:style-name="T11">explanation of how use the CMU Library</text:span></text:p>
      <text:p text:style-name="P8"/>
      <text:p text:style-name="P8"><text:soft-page-break/>Some books are available on the P7’s Library, ref : 81 (floor 2)</text:p>
      <text:p text:style-name="P8"/>
      <text:h text:style-name="Heading_20_2" text:outline-level="2">Notes in class</text:h>
      <text:p text:style-name="P9">Poem with 7 rhymes; working on rhyming pattern and rhythm.</text:p>
      <text:p text:style-name="P9">We may have a similar pattern than the Jabberwo<text:span text:style-name="T12">c</text:span>ki, Lewis Carroll’s poem : nonsensical poem but very musical and a lot of invention of words.</text:p>
      <text:p text:style-name="P9"/>
      <text:p text:style-name="P9"><text:a xlink:type="simple" xlink:href="https://www.youtube.com/watch?v=QWveXdj6oZU" text:style-name="Internet_20_link" text:visited-style-name="Visited_20_Internet_20_Link">https://www.youtube.com/watch?v=QWveXdj6oZU</text:a> : <text:span text:style-name="T13">on the construction of rhyming pattern and rhythmic pattern in English</text:span></text:p>
      <text:p text:style-name="P10">We may work on Tyler the Creator, Earl Sweatshirt.</text:p>
      <text:p text:style-name="P10">Cf social networks of Scientists as Academia… SiHub… <text:span text:style-name="T14">as references for free articles made by official researchers. </text:span>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6T21:21:55.416000000</meta:creation-date>
    <dc:date>2019-10-24T10:15:20.087000000</dc:date>
    <meta:editing-duration>PT1H40M1S</meta:editing-duration>
    <meta:editing-cycles>6</meta:editing-cycles>
    <meta:generator>LibreOffice/6.0.7.3$Windows_X86_64 LibreOffice_project/dc89aa7a9eabfd848af146d5086077aeed2ae4a5</meta:generator>
    <meta:document-statistic meta:table-count="0" meta:image-count="0" meta:object-count="0" meta:page-count="3" meta:paragraph-count="43" meta:word-count="509" meta:character-count="4686" meta:non-whitespace-character-count="4215"/>
  </office:meta>
</office:document-meta>
</file>